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line-height="150%" fo:text-align="justify" style:justify-single-word="false"/>
      <style:text-properties officeooo:rsid="00059c09" officeooo:paragraph-rsid="00059c09"/>
    </style:style>
    <style:style style:name="P2" style:family="paragraph" style:parent-style-name="Standard">
      <style:paragraph-properties fo:line-height="150%" fo:text-align="justify" style:justify-single-word="false"/>
      <style:text-properties officeooo:rsid="00059c09" officeooo:paragraph-rsid="00059c09"/>
    </style:style>
    <style:style style:name="P3" style:family="paragraph" style:parent-style-name="Standard">
      <style:paragraph-properties fo:line-height="150%" fo:text-align="justify" style:justify-single-word="false"/>
      <style:text-properties officeooo:rsid="000a7a3d" officeooo:paragraph-rsid="000a7a3d"/>
    </style:style>
    <style:style style:name="P4" style:family="paragraph" style:parent-style-name="Standard">
      <style:paragraph-properties fo:line-height="150%" fo:text-align="justify" style:justify-single-word="false"/>
      <style:text-properties officeooo:paragraph-rsid="00059c09"/>
    </style:style>
    <style:style style:name="P5" style:family="paragraph" style:parent-style-name="Standard">
      <style:paragraph-properties fo:line-height="150%" fo:text-align="justify" style:justify-single-word="false"/>
      <style:text-properties officeooo:paragraph-rsid="000990bd"/>
    </style:style>
    <style:style style:name="T1" style:family="text">
      <style:text-properties officeooo:rsid="00059c09"/>
    </style:style>
    <style:style style:name="T2" style:family="text">
      <style:text-properties officeooo:rsid="0005b663"/>
    </style:style>
    <style:style style:name="T3" style:family="text">
      <style:text-properties officeooo:rsid="0005d634"/>
    </style:style>
    <style:style style:name="T4" style:family="text">
      <style:text-properties officeooo:rsid="000990bd"/>
    </style:style>
    <style:style style:name="T5" style:family="text">
      <style:text-properties officeooo:rsid="000a7a3d"/>
    </style:style>
    <style:style style:name="T6" style:family="text">
      <style:text-properties officeooo:rsid="000c1300"/>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67701209" text:style-name="L1">
        <text:list-item>
          <text:p text:style-name="P1">Choix de la structure de l’émulateur</text:p>
        </text:list-item>
      </text:list>
      <text:p text:style-name="P4"><text:span text:style-name="T1">Pour rendre la lecture, comprehension ainsi que la maintenance du code, le choix a été fait de diviser l’émulateur en un total de 4 modules principale et 2 modules secondaires. Les 2 modules secondaires ont seulement pour objectif d’offrir un certain nombre de fonction</text:span><text:span text:style-name="T2">s</text:span><text:span text:style-name="T1"> utilitaire</text:span><text:span text:style-name="T2">s</text:span><text:span text:style-name="T1">. Tel que le traitement sur les chaines de caractères (module str) pour la lecture des instructions du programmes. Mais aussi l’implementation d’une liste chainé (module linkedList) pour la représentation de la mémoire dont nous entrerons plus en detail ultérieurement. Enfin les 4 principales modules ont pour but l’émulation à proprement parlé du processeur MIPS. </text:span><text:span text:style-name="T2">Le module memory prendra en charge la représentation de la mémoire offrant comme possibilité l’initialisation de la mémoire, <text:s/>des fonctions d’écriture et de lecture, ainsi qu’un moyen pour ecrire sur la sortie standard son état. Dans la même mesure le module register prend en charge la représentation des registres avec les même fonctionnalité que le module memory. </text:span><text:span text:style-name="T3">Ensuite le module in</text:span><text:span text:style-name="T6">s</text:span><text:span text:style-name="T3">tructions a pour </text:span><text:span text:style-name="T6">but</text:span><text:span text:style-name="T3"> la traduction des instructions assembleur en leur valeur hexadecimal. Et enfin le module cpu qui s’occupera de la partie execution du programme avec l’aide de l’ensemble des autres modules.</text:span></text:p>
      <text:p text:style-name="P4"/>
      <text:list xml:id="list102148213932594" text:continue-numbering="true" text:style-name="L1">
        <text:list-item>
          <text:p text:style-name="P1">Choix représention des registres</text:p>
        </text:list-item>
      </text:list>
      <text:p text:style-name="P2"/>
      <text:p text:style-name="P2"/>
      <text:list xml:id="list102148326198190" text:continue-numbering="true" text:style-name="L1">
        <text:list-item>
          <text:p text:style-name="P1">Choix représentation de la mémoire</text:p>
        </text:list-item>
      </text:list>
      <text:p text:style-name="P5"><text:span text:style-name="T4">Contrairement à la représentation des registres, il n’est pas réaliste de modéliser la mémoire à l’aide d’un simple tableau. En effet le processeur MIPS avec une mémoire de 4GO, rend cette représentation </text:span><text:span text:style-name="T6">trop lourde</text:span><text:span text:style-name="T4">. C’est pour cela qu’une implementation de liste chainé sera utilisé. </text:span><text:span text:style-name="T5">Elle comportera, la valeur de l’élément en mémoire, son adress</text:span><text:span text:style-name="T6">e</text:span><text:span text:style-name="T5"> ainsi que le pointer vers la prochaine donnée stocker en mémoire</text:span><text:span text:style-name="T4">. Cette liste chainé devra en revanche répondre à certain critères. Dans un premier temps seul les valeurs différente </text:span><text:span text:style-name="T5">de 0</text:span><text:span text:style-name="T4"> seront stocké en mémoire. De plus cette liste sera trié en fonction de l’adresse </text:span><text:span text:style-name="T5">des éléments</text:span><text:span text:style-name="T4">. Cela permetra </text:span><text:span text:style-name="T5">entre autre</text:span><text:span text:style-name="T4"> d’optimiser la recherche d’un élément </text:span><text:span text:style-name="T5">en mémoire</text:span><text:span text:style-name="T4">.</text:span></text:p>
      <text:p text:style-name="P3"><text:soft-page-break/>Le module memory quant à lui prendra <text:span text:style-name="T6">offrira une abstraction pour le module cpu et prendra en plus</text:span> en charge <text:span text:style-name="T6">la gestion des exceptions liée à l’utilisation d’adresse non val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14T10:21:46.215304448</dc:date>
    <meta:editing-duration>PT1H33M4S</meta:editing-duration>
    <meta:editing-cycles>8</meta:editing-cycles>
    <meta:document-statistic meta:table-count="0" meta:image-count="0" meta:object-count="0" meta:page-count="2" meta:paragraph-count="6" meta:word-count="352" meta:character-count="2240" meta:non-whitespace-character-count="1896"/>
  </office:meta>
</office:document-meta>
</file>